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194in" fo:border-left="0.0347in solid #000000" fo:border-right="none" fo:border-top="none" fo:border-bottom="0.0347in solid #000000"/>
    </style:style>
    <style:style style:name="t15.B8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47in" fo:margin-left="0.0063in" fo:margin-right="0.0021in" table:align="margins" style:may-break-between-rows="false" style:writing-mode="lr-tb"/>
    </style:style>
    <style:style style:name="t22.A" style:family="table-column">
      <style:table-column-properties style:column-width="0.8007in" style:rel-column-width="7849*"/>
    </style:style>
    <style:style style:name="t22.B" style:family="table-column">
      <style:table-column-properties style:column-width="0.5056in" style:rel-column-width="4956*"/>
    </style:style>
    <style:style style:name="t22.C" style:family="table-column">
      <style:table-column-properties style:column-width="0.5146in" style:rel-column-width="5044*"/>
    </style:style>
    <style:style style:name="t22.H" style:family="table-column">
      <style:table-column-properties style:column-width="0.7in" style:rel-column-width="6862*"/>
    </style:style>
    <style:style style:name="t22.K" style:family="table-column">
      <style:table-column-properties style:column-width="0.7063in" style:rel-column-width="6924*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194in" fo:border-left="0.0347in solid #000000" fo:border-right="none" fo:border-top="none" fo:border-bottom="0.0347in solid #000000"/>
    </style:style>
    <style:style style:name="t22.B9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 style:writing-mode="lr-tb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194in" fo:border-left="0.0347in solid #000000" fo:border-right="none" fo:border-top="none" fo:border-bottom="0.0347in solid #000000"/>
    </style:style>
    <style:style style:name="t3.B9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9" style:family="table-cell">
      <style:table-cell-properties fo:padding="0.0194in" fo:border-left="0.0347in solid #000000" fo:border-right="none" fo:border-top="none" fo:border-bottom="0.0347in solid #000000"/>
    </style:style>
    <style:style style:name="t13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9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9" style:family="paragraph" style:parent-style-name="Heading_20_2">
      <style:text-properties style:font-name="Arial" fo:font-size="10pt" style:font-size-asian="10pt" style:font-size-complex="10pt"/>
    </style:style>
    <style:style style:name="P70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5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7">PU-2 detector: 1.0 </text:span><text:span text:style-name="T128">m</text:span><text:span text:style-name="T12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9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4421140272325972534" text:style-name="WW8Num2">
              <text:list-item>
                <text:p text:style-name="P66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0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900843893665614962" text:style-name="L1">
        <text:list-item>
          <text:p text:style-name="P67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67"><text:span text:style-name="T37">Atmospheric pressure<text:tab/></text:span><text:span text:style-name="T37"><text:tab/><text:tab/><text:tab/>98,5 kPa</text:span></text:p>
        </text:list-item>
        <text:list-item>
          <text:p text:style-name="P67"><text:span text:style-name="T37">Relative humidity<text:tab/><text:tab/></text:span><text:span text:style-name="T37"><text:tab/><text:tab/>$vlag %</text:span></text:p>
        </text:list-item>
        <text:list-item>
          <text:p text:style-name="P6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4">7 <text:span text:style-name="T64">mSv/h</text:span>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/>
        <table:table-column table:style-name="t22.C" table:number-columns-repeated="5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49">H</text:span><text:span text:style-name="T51">1</text:span></text:p>
          </table:table-cell>
          <table:table-cell table:style-name="t22.D3" office:value-type="string">
            <text:p text:style-name="P40"><text:span text:style-name="T23">H</text:span><text:span text:style-name="T51">2</text:span></text:p>
          </table:table-cell>
          <table:table-cell table:style-name="t2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<text:span text:style-name="T22">20</text:span> <text:span text:style-name="T64">Sv/h</text:span>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<text:span text:style-name="T22">0</text:span>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2.A5" office:value-type="string">
            <text:p text:style-name="P14">7<text:span text:style-name="T22">0</text:span> <text:span text:style-name="T64">Sv/h</text:span>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<text:span text:style-name="T22">0</text:span>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<text:span text:style-name="T22">0,</text:span>7 <text:span text:style-name="T64">mSv/h</text:span>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7 <text:span text:style-name="T64">mSv/h</text:span>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4"><text:span text:style-name="T22">70</text:span> <text:span text:style-name="T64">mSv/h</text:span>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<text:span text:style-name="T22">0</text:span>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49">H</text:span><text:span text:style-name="T51">1</text:span></text:p>
          </table:table-cell>
          <table:table-cell table:style-name="t23.D3" office:value-type="string">
            <text:p text:style-name="P40"><text:span text:style-name="T23">H</text:span><text:span text:style-name="T51">2</text:span></text:p>
          </table:table-cell>
          <table:table-cell table:style-name="t2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4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4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<text:span text:style-name="T22">0</text:span>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<text:span text:style-name="T22">0</text:span>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ext:p text:style-name="Text_20_body"><text:s/></text:p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4">240 Sv/h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4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4">1</text:span>-9<text:span text:style-name="T64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4">1</text:span>-9<text:span text:style-name="T64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4">1</text:span>-9<text:span text:style-name="T64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4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4">2</text:span>-9<text:span text:style-name="T64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4">2</text:span>-9<text:span text:style-name="T64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4">2</text:span>-9<text:span text:style-name="T64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4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4">3</text:span>-9<text:span text:style-name="T64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9" office:value-type="string">
            <text:p text:style-name="P17">$1<text:span text:style-name="T64">3</text:span>-9<text:span text:style-name="T64">4</text:span></text:p>
          </table:table-cell>
          <table:table-cell table:style-name="t13.B9" office:value-type="float" office:value="0">
            <text:p text:style-name="P23">15014</text:p>
          </table:table-cell>
          <table:table-cell table:style-name="t13.C9" office:value-type="string">
            <text:p text:style-name="P21">---</text:p>
          </table:table-cell>
          <table:table-cell table:style-name="t13.C9" office:value-type="string">
            <text:p text:style-name="P21">$13-64</text:p>
          </table:table-cell>
          <table:table-cell table:style-name="t13.C9" office:value-type="string">
            <text:p text:style-name="P21">$13-74</text:p>
          </table:table-cell>
          <table:table-cell table:style-name="t13.C9" office:value-type="string">
            <text:p text:style-name="P21">$13-84</text:p>
          </table:table-cell>
          <table:table-cell table:style-name="t13.C9" office:value-type="string">
            <text:p text:style-name="P22">$13-04</text:p>
          </table:table-cell>
          <table:table-cell table:style-name="t13.C9" office:value-type="string">
            <text:p text:style-name="P21">$13-14</text:p>
          </table:table-cell>
          <table:table-cell table:style-name="t13.C9" office:value-type="string">
            <text:p text:style-name="P21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4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4">4</text:span>-9<text:span text:style-name="T64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4">4</text:span>-9<text:span text:style-name="T64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4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4">9</text:span>-9<text:span text:style-name="T64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4">9</text:span>-9<text:span text:style-name="T64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4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4">20</text:span>-9<text:span text:style-name="T64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4">20</text:span>-9<text:span text:style-name="T64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2T11:20:52.91</dc:date>
    <meta:print-date>2019-04-03T15:18:00</meta:print-date>
    <meta:editing-cycles>119</meta:editing-cycles>
    <meta:editing-duration>PT9H4M25S</meta:editing-duration>
    <meta:generator>OpenOffice/4.1.6$Win32 OpenOffice.org_project/416m1$Build-9790</meta:generator>
    <meta:document-statistic meta:table-count="82" meta:image-count="1" meta:object-count="0" meta:page-count="11" meta:paragraph-count="1814" meta:word-count="3560" meta:character-count="19408"/>
  </office:meta>
</office:document-meta>
</file>